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2.157cm" fo:margin-right="0.672cm" fo:text-align="justify" style:justify-single-word="false" fo:text-indent="0cm" style:auto-text-indent="false"/>
    </style:style>
    <style:style style:name="P2" style:family="paragraph" style:parent-style-name="Standard">
      <style:paragraph-properties fo:margin-left="2.198cm" fo:margin-right="0.672cm" fo:text-align="justify" style:justify-single-word="false" fo:text-indent="0cm" style:auto-text-indent="false"/>
    </style:style>
    <style:style style:name="P3" style:family="paragraph" style:parent-style-name="Standard">
      <style:paragraph-properties fo:margin-left="1.344cm" fo:margin-right="1.099cm" fo:text-align="justify" style:justify-single-word="false" fo:text-indent="0cm" style:auto-text-indent="false"/>
    </style:style>
    <style:style style:name="P4" style:family="paragraph" style:parent-style-name="Standard">
      <style:paragraph-properties fo:margin-left="1.466cm" fo:margin-right="1.08cm" fo:text-align="justify" style:justify-single-word="false" fo:text-indent="0cm" style:auto-text-indent="false"/>
    </style:style>
    <style:style style:name="P5" style:family="paragraph" style:parent-style-name="Standard">
      <style:paragraph-properties fo:margin-left="0.977cm" fo:margin-right="1.12cm" fo:text-align="justify" style:justify-single-word="false" fo:text-indent="0cm" style:auto-text-indent="false"/>
    </style:style>
    <style:style style:name="P6" style:family="paragraph" style:parent-style-name="Standard">
      <style:paragraph-properties fo:margin-left="2.951cm" fo:margin-right="0.815cm" fo:text-align="justify" style:justify-single-word="false" fo:text-indent="0cm" style:auto-text-indent="false"/>
    </style:style>
    <style:style style:name="P7" style:family="paragraph" style:parent-style-name="Text_20_body">
      <style:paragraph-properties fo:margin-left="1.251cm" fo:margin-right="0cm" fo:margin-top="0cm" fo:margin-bottom="0.101cm" fo:text-indent="0cm" style:auto-text-indent="false"/>
    </style:style>
    <style:style style:name="P8" style:family="paragraph" style:parent-style-name="Text_20_body">
      <style:paragraph-properties fo:margin-left="2.501cm" fo:margin-right="0cm" fo:margin-top="0cm" fo:margin-bottom="0.101cm" fo:text-indent="0cm" style:auto-text-indent="false"/>
    </style:style>
    <style:style style:name="P9" style:family="paragraph" style:parent-style-name="Text_20_body">
      <style:paragraph-properties fo:margin-left="2.501cm" fo:margin-right="0cm" fo:margin-top="0cm" fo:margin-bottom="0.101cm" fo:text-indent="0cm" style:auto-text-indent="false"/>
      <style:text-properties fo:background-color="#ffff00"/>
    </style:style>
    <style:style style:name="P10" style:family="paragraph" style:parent-style-name="Text_20_body">
      <style:paragraph-properties fo:margin-left="3.752cm" fo:margin-right="0cm" fo:margin-top="0cm" fo:margin-bottom="0.101cm" fo:text-indent="0cm" style:auto-text-indent="false"/>
      <style:text-properties style:font-name="Arial" fo:font-size="10pt" style:font-size-asian="10pt" style:font-size-complex="10pt"/>
    </style:style>
    <style:style style:name="P11" style:family="paragraph" style:parent-style-name="Text_20_body">
      <style:paragraph-properties fo:margin-left="3.752cm" fo:margin-right="0cm" fo:text-indent="0cm" style:auto-text-indent="false"/>
    </style:style>
    <style:style style:name="P12" style:family="paragraph" style:parent-style-name="Standard">
      <style:paragraph-properties fo:margin-left="1.466cm" fo:margin-right="1.08cm" fo:text-align="justify" style:justify-single-word="false" fo:text-indent="0cm" style:auto-text-indent="false"/>
      <style:text-properties fo:color="#ffffff"/>
    </style:style>
    <style:style style:name="P13" style:family="paragraph" style:parent-style-name="Standard">
      <style:text-properties fo:font-size="7pt"/>
    </style:style>
    <style:style style:name="P14" style:family="paragraph" style:parent-style-name="Text_20_body">
      <style:paragraph-properties fo:margin-left="3.752cm" fo:margin-right="0cm" fo:margin-top="0cm" fo:margin-bottom="0.101cm" fo:text-indent="0cm" style:auto-text-indent="false"/>
      <style:text-properties style:font-name="Arial" fo:font-size="10pt" style:font-name-asian="DejaVu Sans" style:font-size-asian="10pt" style:font-name-complex="DejaVu Sans" style:font-size-complex="10pt"/>
    </style:style>
    <style:style style:name="P15" style:family="paragraph" style:parent-style-name="Text_20_body">
      <style:paragraph-properties fo:margin-top="0.423cm" fo:margin-bottom="0.212cm"/>
      <style:text-properties style:font-name="Arial" style:font-name-asian="DejaVu Sans" style:font-name-complex="DejaVu Sans"/>
    </style:style>
    <style:style style:name="P16" style:family="paragraph" style:parent-style-name="Text_20_body">
      <style:text-properties fo:font-weight="normal" fo:background-color="#00ff00" style:font-weight-asian="normal" style:font-weight-complex="normal"/>
    </style:style>
    <style:style style:name="P17" style:family="paragraph" style:parent-style-name="Text_20_body">
      <style:text-properties fo:background-color="#00ff00"/>
    </style:style>
    <style:style style:name="P18" style:family="paragraph" style:parent-style-name="Text_20_body">
      <style:text-properties fo:font-size="7pt"/>
    </style:style>
    <style:style style:name="P19" style:family="paragraph" style:parent-style-name="Text_20_body">
      <style:text-properties fo:font-size="12pt" style:font-size-asian="12pt" style:font-size-complex="12pt"/>
    </style:style>
    <style:style style:name="P20" style:family="paragraph" style:parent-style-name="Text_20_body">
      <style:paragraph-properties fo:padding="0.074cm" fo:border-left="none" fo:border-right="none" fo:border-top="none" fo:border-bottom="0.002cm solid #000000" style:join-border="false"/>
    </style:style>
    <style:style style:name="P21" style:family="paragraph" style:parent-style-name="Text_20_body">
      <style:paragraph-properties fo:padding="0.074cm" fo:border-left="none" fo:border-right="none" fo:border-top="none" fo:border-bottom="0.002cm solid #000000" style:join-border="false"/>
      <style:text-properties fo:background-color="#00ff00"/>
    </style:style>
    <style:style style:name="P22" style:family="paragraph" style:parent-style-name="Text_20_body">
      <style:paragraph-properties fo:margin-left="1.251cm" fo:margin-right="0cm" fo:margin-top="0cm" fo:margin-bottom="0.101cm" fo:text-indent="0cm" style:auto-text-indent="false"/>
    </style:style>
    <style:style style:name="P23" style:family="paragraph" style:parent-style-name="Heading_20_3">
      <style:paragraph-properties fo:margin-top="0.423cm" fo:margin-bottom="0.212cm" fo:keep-with-next="always"/>
    </style:style>
    <style:style style:name="P24" style:family="paragraph" style:parent-style-name="Heading_20_3">
      <style:paragraph-properties fo:margin-top="0.423cm" fo:margin-bottom="0.212cm" fo:keep-with-next="always"/>
      <style:text-properties style:font-name="Arial" style:font-name-asian="DejaVu Sans" style:font-name-complex="DejaVu Sans"/>
    </style:style>
    <style:style style:name="P25" style:family="paragraph" style:parent-style-name="Heading_20_2">
      <style:paragraph-properties fo:margin-top="0.423cm" fo:margin-bottom="0.212cm" fo:keep-with-next="always"/>
      <style:text-properties style:font-name="Arial" style:font-name-asian="DejaVu Sans" style:font-name-complex="DejaVu Sans"/>
    </style:style>
    <style:style style:name="P26" style:family="paragraph" style:parent-style-name="Heading_20_4">
      <style:paragraph-properties fo:margin-left="3.752cm" fo:margin-right="0cm" fo:text-indent="-1.524cm" style:auto-text-indent="false"/>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5">
      <style:paragraph-properties>
        <style:tab-stops>
          <style:tab-stop style:position="15.004cm" style:type="right" style:leader-style="dotted" style:leader-text="."/>
        </style:tab-stops>
      </style:paragraph-properties>
    </style:style>
    <style:style style:name="T1" style:family="text">
      <style:text-properties style:font-name="Arial" style:font-name-asian="DejaVu Sans" style:font-name-complex="DejaVu Sans"/>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00ff00"/>
    </style:style>
    <style:style style:name="T5" style:family="text">
      <style:text-properties fo:background-color="#ffff00"/>
    </style:style>
    <style:style style:name="T6" style:family="text">
      <style:text-properties fo:color="#ffffff" fo:background-color="#ff00ff"/>
    </style:style>
    <style:style style:name="T7" style:family="text">
      <style:text-properties fo:color="#ffffff" fo:font-weight="bold" fo:background-color="#ff00ff" style:font-weight-asian="bold" style:font-weight-complex="bold"/>
    </style:style>
    <style:style style:name="T8" style:family="text">
      <style:text-properties fo:color="#ffffff" fo:font-style="italic" fo:font-weight="bold" fo:background-color="#ff00ff" style:font-style-asian="italic" style:font-weight-asian="bold" style:font-style-complex="italic" style:font-weight-complex="bold"/>
    </style:style>
    <style:style style:name="T9" style:family="text">
      <style:text-properties fo:background-color="#ff00ff"/>
    </style:style>
    <style:style style:name="T10" style:family="text">
      <style:text-properties fo:font-size="7pt"/>
    </style:style>
    <style:style style:name="T11" style:family="text">
      <style:text-properties fo:background-color="#00ff00"/>
    </style:style>
    <style:style style:name="T12" style:family="text">
      <style:text-properties fo:font-size="10pt" fo:font-weight="bold" style:font-size-asian="10pt" style:font-weight-asian="bold" style:font-size-complex="10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MAIN MENU <text:tab/>1</text:p>
          <text:p text:style-name="P29"><text:s text:c="8"/>1.1. Home <text:tab/>1</text:p>
          <text:p text:style-name="P29"><text:s text:c="8"/>1.2. Contact us <text:tab/>1</text:p>
          <text:p text:style-name="P29"><text:s text:c="8"/>1.3. Services(Same as Technology in the box), <text:tab/>1</text:p>
          <text:p text:style-name="P29"><text:s text:c="8"/>1.4. Clients <text:tab/>1</text:p>
          <text:p text:style-name="P28">2. BOX MENU <text:tab/>1</text:p>
          <text:p text:style-name="P29"><text:s text:c="8"/>2.1. Platform <text:tab/>1</text:p>
          <text:p text:style-name="P29"><text:s text:c="8"/>2.2. Technology (Same as Services 1.3) <text:tab/>2</text:p>
          <text:p text:style-name="P29"><text:s text:c="8"/>2.3. Methodology<text:tab/>2</text:p>
          <text:p text:style-name="P27">How do we do? <text:tab/>2</text:p>
          <text:p text:style-name="P30">AJILE <text:tab/>3</text:p>
          <text:p text:style-name="P30">TDD <text:tab/>3</text:p>
          <text:p text:style-name="P30">BDD <text:tab/>4</text:p>
          <text:p text:style-name="P28">Testimonials and Work History <text:tab/>4</text:p>
        </text:index-body>
      </text:table-of-content>
      <text:p text:style-name="Standard"/>
      <text:p text:style-name="Standard"/>
      <text:p text:style-name="Standard"/>
      <text:p text:style-name="Standard"/>
      <text:h text:style-name="Heading_20_2" text:outline-level="2">1. MAIN MENU </text:h>
      <text:p text:style-name="Standard"/>
      <text:p text:style-name="Standard"/>
      <text:h text:style-name="Heading_20_3" text:outline-level="3"><text:s text:c="8"/>1.1. Home </text:h>
      <text:h text:style-name="P23" text:outline-level="3"><text:s text:c="8"/>1.<text:span text:style-name="T1">2. Contact us </text:span></text:h>
      <text:h text:style-name="P23" text:outline-level="3"><text:s text:c="7"/><text:span text:style-name="T1"><text:s/>1.3. Services(Same as Technology in the box), </text:span></text:h>
      <text:h text:style-name="P24" text:outline-level="3"><text:s text:c="8"/>1.4. Clients </text:h>
      <text:p text:style-name="Standard"/>
      <text:p text:style-name="Standard"/>
      <text:h text:style-name="P25" text:outline-level="2">2. BOX MENU </text:h>
      <text:p text:style-name="Standard"/>
      <text:h text:style-name="P24" text:outline-level="3"><text:s text:c="8"/>2.1. Platform </text:h>
      <text:p text:style-name="P1">We rely on the sound and free world of open source software. </text:p>
      <text:p text:style-name="P1">We do not believe in reinventing the wheel, we go by the view that knowledge should be open and in the public domain.</text:p>
      <text:p text:style-name="P1"/>
      <text:p text:style-name="P1"><text:s text:c="6"/>Open-source lets free the spirit of freedom and makes available the software in <text:s/>form of source code and certain other rights normally reserved for copyright holders are provided under a software license that permits users to study, change, and improve the software. Open source licenses meet the requirements of the Open <text:soft-page-break/>Source Definition and are often available within the public domain. Open source software is very often developed in a public, collaborative manner at public places like the github.com. Open-source software is the most prominent example of open-source development and often compared to (technically defined) user-generated content or (legally defined) open content movements. </text:p>
      <text:p text:style-name="P1"/>
      <text:p text:style-name="P1">Since free software may be freely redistributed it is generally available at little or no cost. Free software business models are usually based on adding value such as applications, support, training, customization, integration, or certification. </text:p>
      <text:p text:style-name="Standard"/>
      <text:p text:style-name="P2">Further it is in compliance with spirit of freedom and service to society that enshrines in it the philosophy of free and boundless knowledge thinking beyond the walled world of proprietary software.</text:p>
      <text:p text:style-name="P2">Our tools and platform - </text:p>
      <text:p text:style-name="Standard"/>
      <text:p text:style-name="P10"><text:s text:c="7"/>Debian </text:p>
      <text:p text:style-name="P10"><text:s text:c="7"/>Ubuntu </text:p>
      <text:p text:style-name="P10"><text:s text:c="7"/>Apache </text:p>
      <text:p text:style-name="P10"><text:s text:c="7"/>GIT, SVN </text:p>
      <text:p text:style-name="P14"><text:s text:c="7"/>PivotalTracker.com </text:p>
      <text:p text:style-name="P15"/>
      <text:h text:style-name="P24" text:outline-level="3"><text:s text:c="8"/>2.2. Technology (Same as Services 1.3) </text:h>
      <text:h text:style-name="P24" text:outline-level="3"><text:s text:c="8"/>2.3. <text:span text:style-name="T5">Methodology</text:span></text:h>
      <text:p text:style-name="P11"><text:span text:style-name="T6">(check the spelling what you have written is wrong)</text:span> </text:p>
      <text:p text:style-name="Standard"/>
      <text:p text:style-name="Standard"/>
      <text:h text:style-name="P26" text:outline-level="4">How do we do? </text:h>
      <text:p text:style-name="Standard"/>
      <text:p text:style-name="P6">We have matured methods and practices for development over years of developments. </text:p>
      <text:p text:style-name="P6"/>
      <text:p text:style-name="P6"><text:s text:c="4"/>* We take pain to learn your business. </text:p>
      <text:p text:style-name="P6"><text:s text:c="2"/>* After considerable contemplation we arrive at the User Requirements Specification. </text:p>
      <text:p text:style-name="P6"><text:s text:c="3"/>* This is an iterative process that is continued till user is satisfied with a working plan. </text:p>
      <text:p text:style-name="P6"><text:s text:c="4"/>* Before starting we come to a meaningful time and cost schedule. </text:p>
      <text:p text:style-name="P6"><text:s text:c="4"/>* We believe Design freeze is not the end of all. </text:p>
      <text:p text:style-name="P6"><text:s text:c="3"/>* A frozen designs can always be thawed and put back to life if situation demands. </text:p>
      <text:p text:style-name="P6"><text:s text:c="3"/>* To support this model of development we try to break down large systems in to small modules with individual milestones. </text:p>
      <text:p text:style-name="P6"><text:s text:c="4"/>* Peer Testing, Module Testing, System Testing. </text:p>
      <text:p text:style-name="P6"><text:s text:c="4"/>* User Acceptance </text:p>
      <text:p text:style-name="Standard"/>
      <text:p text:style-name="Standard"/>
      <text:h text:style-name="Heading_20_5" text:outline-level="5"><text:soft-page-break/>AJILE </text:h>
      <text:p text:style-name="Text_20_body"><text:tab/>Rails has strengthened the AJILE thinking. </text:p>
      <text:p text:style-name="P5">Agile software development is a group of software development methodologies based on iterative and incremental development, where requirements and solutions evolve through collaboration between self-organizing, cross-functional teams. The Agile Manifesto introduced the term in 2001. </text:p>
      <text:p text:style-name="P5"/>
      <text:p text:style-name="P5"><text:s text:c="4"/>Individuals and interactions over processes and tools </text:p>
      <text:p text:style-name="P5"><text:s text:c="4"/>Working software over comprehensive documentation </text:p>
      <text:p text:style-name="P5"><text:s text:c="4"/>Customer collaboration over contract negotiation </text:p>
      <text:p text:style-name="P5"><text:s text:c="4"/>Responding to change over following a plan </text:p>
      <text:p text:style-name="P5"/>
      <text:p text:style-name="P5">Twelve principles underlie the Agile Manifesto- </text:p>
      <text:p text:style-name="P5"/>
      <text:p text:style-name="P5"><text:s text:c="4"/>* Customer satisfaction by rapid delivery of useful software </text:p>
      <text:p text:style-name="P5"><text:s text:c="4"/>* Welcome changing requirements, even late in development. </text:p>
      <text:p text:style-name="P5"><text:s text:c="4"/>* Working software is delivered frequently (weeks rather than months) </text:p>
      <text:p text:style-name="P5"><text:s text:c="4"/>* Working software is the principal measure of progress </text:p>
      <text:p text:style-name="P5"><text:s text:c="4"/>* Sustainable development, able to maintain a constant pace </text:p>
      <text:p text:style-name="P5"><text:s text:c="4"/>* Close, daily cooperation between businesspeople and developers </text:p>
      <text:p text:style-name="P5"><text:s text:c="4"/>* Face-to-face conversation is the best form of communication (co-location) </text:p>
      <text:p text:style-name="P5"><text:s text:c="4"/>* Projects are built around motivated individuals, who should be trusted </text:p>
      <text:p text:style-name="P5"><text:s text:c="4"/>* Continuous attention to technical excellence and good design </text:p>
      <text:p text:style-name="P5"><text:s text:c="4"/>* Simplicity </text:p>
      <text:p text:style-name="P5"><text:s text:c="4"/>* Self-organizing teams </text:p>
      <text:p text:style-name="P5"><text:s text:c="4"/>* Regular adaptation to changing circumstances </text:p>
      <text:p text:style-name="P5"/>
      <text:p text:style-name="P5">Agile methods break a task into small increments with minimal planning, and do not directly involve long-term planning. Iterations are short time frames (timeboxes) that typically last from 1- 4 weeks. Each iteration involves a team working through a full software development cycle including planning, requirements analysis, design, coding, unit testing, and acceptance testing when a working product is demonstrated to stakeholders. This minimizes overall risk and allows the project to adapt to changes quickly. Stakeholders produce documentation as required. An iteration may not add enough functionality to warrant a market release, but the goal is to have an available release (with minimal bugs) at the end of each iteration. <text:s/>Multiple iterations may be required to release a product or new features. </text:p>
      <text:p text:style-name="Standard"/>
      <text:h text:style-name="Heading_20_5" text:outline-level="5">TDD </text:h>
      <text:p text:style-name="Standard"/>
      <text:p text:style-name="P12"><text:span text:style-name="T9">BACKGROUND PICTURE AVAILABLE- PUT IT SOME WHERE</text:span> </text:p>
      <text:p text:style-name="P4"/>
      <text:p text:style-name="P4">TDD encourages simple designs and inspires confidence. </text:p>
      <text:p text:style-name="P4"/>
      <text:p text:style-name="P4">Test-driven development calls for test-first programming style. This is a differentiating feature of test-driven development versus writing unit tests after the code is written: it makes the developer focus on the requirements before writing the code, a subtle but important difference. </text:p>
      <text:p text:style-name="P4"/>
      <text:p text:style-name="P4"/>
      <text:p text:style-name="P4"><text:soft-page-break/>Test-driven development offers more than just simple validation of correctness, but can also drive the design of a program. By focusing on the test cases first, one must imagine how the functionality will be used by clients (in the first case, the test cases). So, the programmer is concerned with the interface before the implementation. This benefit is complementary to Design by Contract as it approaches code through test cases rather than through mathematical assertions or preconceptions. </text:p>
      <text:p text:style-name="P4"/>
      <text:p text:style-name="P4">Because no more code is written than necessary to pass a failing test case, automated tests tend to cover every code path. </text:p>
      <text:p text:style-name="P4"/>
      <text:p text:style-name="P4">It is an evolutionary approach to development which combines test-first development where you write a test before you write just enough production code to fulfill that test and <text:s/>refactoring. <text:s text:c="2"/>What is the primary goal of TDD? <text:s/>One view is the goal of TDD is specification and not validation. <text:s/>In other words, it’s one way to think through your requirements or design before your write your functional code (implying that TDD is both an important <text:s/>agile requirements and <text:s/>agile design technique). <text:s/>Another view is that TDD is a programming technique, the goal of TDD is to write clean code that works. </text:p>
      <text:p text:style-name="Standard"/>
      <text:h text:style-name="Heading_20_5" text:outline-level="5">BDD </text:h>
      <text:p text:style-name="P3">BDD focuses on obtaining a clear understanding of desired software behaviour through discussion with stakeholders. It extends TDD by writing test cases in a natural language that non-programmers can read. Behavior-driven developers use their native language in combination with the ubiquitous language of domain driven design to describe the purpose and benefit of their code. This allows the developers to focus on why the code should be created, rather than the technical details, and minimizes translation between the technical language in which the code is written and the domain language spoken by the business, users, stakeholders, project management, etc. </text:p>
      <text:p text:style-name="P3"/>
      <text:p text:style-name="P3">http://en.wikipedia.org/wiki/Behavior_Driven_Development </text:p>
      <text:p text:style-name="Standard"/>
      <text:h text:style-name="Heading_20_5" text:outline-level="5"/>
      <text:p text:style-name="Text_20_body"/>
      <text:p text:style-name="Text_20_body"/>
      <text:h text:style-name="Heading_20_2" text:outline-level="2">Testimonials and Work History </text:h>
      <text:p text:style-name="P20">(Now it is <text:span text:style-name="T7">Solution</text:span><text:span text:style-name="T6">s</text:span> Change this to <text:span text:style-name="T8">Work History</text:span>)</text:p>
      <text:p text:style-name="Text_20_body"/>
      <text:p text:style-name="P20"><text:span text:style-name="T11">Outstanding work! Outstanding communication! The end result of our project was MANY times better than what we asked for, or expected! <text:line-break/></text:span><text:span text:style-name="T4">Ms. Jackie Bullivant</text:span><text:span text:style-name="T11"><text:line-break/></text:span><text:bookmark text:name="testimonial_link"/><text:a xlink:type="simple" xlink:href="http://soundsprettyeasy.com/" office:target-frame-name="_blank" xlink:show="new"><text:span text:style-name="T11">http://soundsprettyeasy.com</text:span></text:a></text:p>
      <text:p text:style-name="P17"/>
      <text:p text:style-name="P17"> Best experience i've had with an off-site developer. Pleasant, responsive, creative, quality - they are <text:soft-page-break/>tough to beat.</text:p>
      <text:p text:style-name="P21"><text:span text:style-name="T2">Mr. Bob, </text:span></text:p>
      <text:p text:style-name="P16">One of the best i've ever worked with. Came up with a number of great ideas to make this project better.</text:p>
      <text:p text:style-name="P16"/>
      <text:p text:style-name="P16">IsResearch.com</text:p>
      <text:p text:style-name="Text_20_body">-------------------- -</text:p>
      <text:p text:style-name="P19">Thank you very much for your dedication to this project. <text:line-break/><text:line-break/>We will contact you for our next projects!<text:line-break/>Best of luck</text:p>
      <text:p text:style-name="P13"><text:bookmark text:name="ctl00_ctl00_cph1_cph1_tc_tp2_ucWorkHistoryCtrl_gvWorkHist_ctl12_lblBidAmount"/><text:a xlink:type="simple" xlink:href="http://www.vworker.com/RentACoder/DotNet/SoftwareBuyers/showBuyerInfo.aspx?lngAuthorId=6335078&amp;Tab=1#BidRequestId_883115" office:target-frame-name="_blank" xlink:show="new"><text:span text:style-name="T12">Moritz Demetz</text:span></text:a></text:p>
      <text:p text:style-name="P18"/>
      <text:p text:style-name="Text_20_body"/>
      <text:p text:style-name="Text_20_body"/>
      <text:p text:style-name="P7">PHP jobs- </text:p>
      <text:p text:style-name="P8">http://soundsprettyeasy.com/ </text:p>
      <text:p text:style-name="P8">http://euroen.legreensolutions.com/ </text:p>
      <text:p text:style-name="P8">http://www.apartmentoski.com/en/index.php (making the site multilingual) </text:p>
      <text:p text:style-name="P8">http://belairecampaigns.com/ </text:p>
      <text:p text:style-name="P8">http://www.dobemotors.com </text:p>
      <text:p text:style-name="P8">http://evergreenrocks.com/ </text:p>
      <text:p text:style-name="P8">http://bannersink.com.au/index.php </text:p>
      <text:p text:style-name="P8">http://www.bannersandmash.com.au </text:p>
      <text:p text:style-name="P7"/>
      <text:p text:style-name="P7">Facebook Fanpage design </text:p>
      <text:p text:style-name="P8">http://www.facebook.com/pages/Sounds-Pretty-Easy/354237346053 </text:p>
      <text:p text:style-name="P7"/>
      <text:p text:style-name="P7">CakePHP </text:p>
      <text:p text:style-name="P8">http://funnyfacesandplaces.com/cake/ </text:p>
      <text:p text:style-name="P7"/>
      <text:p text:style-name="P7">Joomla </text:p>
      <text:p text:style-name="P8">http://vichara.in/ </text:p>
      <text:p text:style-name="P7"/>
      <text:p text:style-name="P7">Rails </text:p>
      <text:p text:style-name="P8">http://www.nannyo.com </text:p>
      <text:p text:style-name="P8">http://www.reelcomp.com/ <text:s/>(troubleshooting and support only- now not functional) </text:p>
      <text:p text:style-name="P8">http://www.tips.legreensolutions.com </text:p>
      <text:p text:style-name="P8"><text:a xlink:type="simple" xlink:href="http://www.screencasts.legreensolutions.com/">http://www.screencasts.legreensolutions.com</text:a> </text:p>
      <text:p text:style-name="P8"/>
      <text:p text:style-name="P8"/>
      <text:p text:style-name="P8">Travancore Earth Moving Company, Thrippunithara</text:p>
      <text:p text:style-name="P8"><text:tab/>Integrated HR, Logistics and Stock Application<text:line-break/><text:soft-page-break/>Private Bus Operators Association, Vytilla, Kochi</text:p>
      <text:p text:style-name="P8"><text:tab/>Ticket Management System<text:line-break/>Cochi<text:span text:style-name="T5">n Airport Authority, Laison Office, GCDA, Marine Drive, Ernaku</text:span>lam</text:p>
      <text:p text:style-name="P8"><text:tab/><text:tab/><text:line-break/>Bhatson Sea food Exporting, Arror, Alappuzha</text:p>
      <text:p text:style-name="P8"><text:tab/>Purchase Management Module</text:p>
      <text:p text:style-name="P8">Kochi Refineries Ltd, Kerala<text:line-break/><text:tab/>Intranet Site for Maintenance Department<text:line-break/><text:tab/>Time Sheet Management and Preventive Maintenance System<text:line-break/>Amalgam Foods and Beverages Ltd, Ezhupunna,Alappuzha, Kerala</text:p>
      <text:p text:style-name="P8"><text:tab/>Production Control and Inventory Management System</text:p>
      <text:p text:style-name="P8">Central Bank of India, Overseas Bracnch, Willington Island Branch, Kochi</text:p>
      <text:p text:style-name="P8"><text:tab/>Dividend Warrant Payment Module for the companies GTN and Patspin</text:p>
      <text:p text:style-name="P8">Jo<text:span text:style-name="T5">sco Movers</text:span></text:p>
      <text:p text:style-name="P9"><text:tab/>Transportation, Vehicle Managament System</text:p>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ujith </meta:initial-creator>
    <meta:creation-date>2010-11-13T15:30:39</meta:creation-date>
    <dc:date>2010-11-15T18:41:46</dc:date>
    <dc:creator>sujith </dc:creator>
    <meta:editing-duration>PT02H15M07S</meta:editing-duration>
    <meta:editing-cycles>37</meta:editing-cycles>
    <meta:generator>OpenOffice.org/3.2$Linux OpenOffice.org_project/320m12$Build-9483</meta:generator>
    <meta:document-statistic meta:table-count="0" meta:image-count="0" meta:object-count="0" meta:page-count="6" meta:paragraph-count="120" meta:word-count="1311" meta:character-count="9294"/>
  </office:meta>
</office:document-meta>
</file>